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700000053747274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Table1" style:family="table">
      <style:table-properties style:width="4.1215in" fo:margin-top="0in" fo:margin-bottom="0in" table:align="center" style:writing-mode="lr-tb"/>
    </style:style>
    <style:style style:name="Table1.A" style:family="table-column">
      <style:table-column-properties style:column-width="1.0563in"/>
    </style:style>
    <style:style style:name="Table1.B" style:family="table-column">
      <style:table-column-properties style:column-width="3.0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2060" style:writing-mode="lr-tb"/>
    </style:style>
    <style:style style:name="Table2" style:family="table">
      <style:table-properties style:width="5.8993in" fo:margin-left="0.0069in" fo:margin-top="0in" fo:margin-bottom="0in" table:align="left" style:writing-mode="page"/>
    </style:style>
    <style:style style:name="Table2.A" style:family="table-column">
      <style:table-column-properties style:column-width="1.4694in"/>
    </style:style>
    <style:style style:name="Table2.B" style:family="table-column">
      <style:table-column-properties style:column-width="1.3785in"/>
    </style:style>
    <style:style style:name="Table2.C" style:family="table-column">
      <style:table-column-properties style:column-width="1.5743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style:min-row-height="0.4583in" fo:keep-together="auto"/>
    </style:style>
    <style:style style:name="Table2.A1" style:family="table-cell">
      <style:table-cell-properties fo:background-color="#93a299" fo:padding-left="0.1in" fo:padding-right="0.1in" fo:padding-top="0.05in" fo:padding-bottom="0.05in" fo:border-left="1pt solid #ffffff" fo:border-right="1pt solid #ffffff" fo:border-top="1pt solid #ffffff" fo:border-bottom="3pt solid #ffffff">
        <style:background-image/>
      </style:table-cell-properties>
    </style:style>
    <style:style style:name="Table2.2" style:family="table-row">
      <style:table-row-properties style:min-row-height="0.6in" fo:keep-together="auto"/>
    </style:style>
    <style:style style:name="Table2.A2" style:family="table-cell">
      <style:table-cell-properties fo:background-color="#dce0de" fo:padding-left="0.1in" fo:padding-right="0.1in" fo:padding-top="0.05in" fo:padding-bottom="0.05in" fo:border-left="1pt solid #ffffff" fo:border-right="1pt solid #ffffff" fo:border-top="3pt solid #ffffff" fo:border-bottom="1pt solid #ffffff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style:rfc-language-tag="es-ES-u-co-trad" fo:language="es" fo:country="ES" style:letter-kerning="false" style:font-name-asian="Calibri2" style:font-size-asian="12pt" style:language-asian="en" style:country-asian="US" style:font-name-complex="Arial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style:rfc-language-tag="es-ES-u-co-trad" fo:language="es" fo:country="ES" officeooo:rsid="00051cf1" officeooo:paragraph-rsid="00051cf1" style:letter-kerning="false" style:font-name-asian="Calibri2" style:font-size-asian="12pt" style:language-asian="en" style:country-asian="US" style:font-name-complex="Arial" style:font-size-complex="12pt" style:language-complex="ar" style:country-complex="SA"/>
    </style:style>
    <style:style style:name="P4" style:family="paragraph" style:parent-style-name="Heading_20_1">
      <style:paragraph-properties fo:margin-top="0in" fo:margin-bottom="0in" style:contextual-spacing="false" fo:break-before="page"/>
    </style:style>
    <style:style style:name="P5" style:family="paragraph" style:parent-style-name="List_20_Paragraph" style:list-style-name="WWNum4"/>
    <style:style style:name="P6" style:family="paragraph" style:parent-style-name="Standard">
      <style:text-properties fo:color="#2f5496" loext:opacity="100%" style:font-name="Calibri Light" fo:font-size="16pt" fo:language="es" fo:country="ES" style:font-name-asian="Yu Gothic Light" style:font-size-asian="16pt" style:font-name-complex="Times New Roman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7" style:family="paragraph" style:parent-style-name="Heading_20_3">
      <style:paragraph-properties fo:margin-top="0in" fo:margin-bottom="0.1953in" style:contextual-spacing="false" fo:break-before="page"/>
    </style:style>
    <style:style style:name="P8" style:family="paragraph" style:parent-style-name="Standard">
      <style:paragraph-properties fo:margin-top="0.1665in" fo:margin-bottom="0.1665in" style:contextual-spacing="false"/>
    </style:style>
    <style:style style:name="P9" style:family="paragraph" style:parent-style-name="List_20_Paragraph" style:list-style-name="WWNum3">
      <style:paragraph-properties fo:margin-top="0.1665in" fo:margin-bottom="0.1665in" style:contextual-spacing="true"/>
    </style:style>
    <style:style style:name="P10" style:family="paragraph" style:parent-style-name="List_20_Paragraph" style:list-style-name="WWNum2">
      <style:paragraph-properties fo:margin-top="0.1665in" fo:margin-bottom="0.1665in" style:contextual-spacing="true"/>
    </style:style>
    <style:style style:name="P11" style:family="paragraph" style:parent-style-name="List_20_Paragraph" style:list-style-name="WWNum1">
      <style:paragraph-properties fo:margin-top="0.1665in" fo:margin-bottom="0.1665in" style:contextual-spacing="true"/>
    </style:style>
    <style:style style:name="P12" style:family="paragraph" style:parent-style-name="Standard">
      <style:text-properties style:font-name="Calibri1" fo:language="es" fo:country="ES" style:font-name-asian="Calibri2" style:font-name-complex="Calibri2"/>
    </style:style>
    <style:style style:name="P13" style:family="paragraph" style:parent-style-name="Footer">
      <style:paragraph-properties fo:padding="0in" fo:border="none"/>
    </style:style>
    <style:style style:name="T1" style:family="text">
      <style:text-properties fo:color="#002060" loext:opacity="100%"/>
    </style:style>
    <style:style style:name="T2" style:family="text">
      <style:text-properties fo:language="es" fo:country="ES"/>
    </style:style>
    <style:style style:name="T3" style:family="text">
      <style:text-properties fo:language="es" fo:country="CL"/>
    </style:style>
    <style:style style:name="T4" style:family="text">
      <style:text-properties fo:language="es" fo:country="CL" fo:font-weight="bold" style:font-weight-asian="bold" style:font-weight-complex="bold"/>
    </style:style>
    <style:style style:name="T5" style:family="text">
      <style:text-properties fo:color="#2f5496" loext:opacity="100%" style:font-name="Calibri Light" fo:font-size="16pt" fo:language="es" fo:country="ES" style:font-name-asian="Yu Gothic Light" style:font-size-asian="16pt" style:font-name-complex="Times New Roman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style:font-name="Calibri Light" fo:font-size="16pt" fo:language="es" fo:country="ES" style:font-size-asian="16pt" style:font-size-complex="16pt"/>
    </style:style>
    <style:style style:name="T7" style:family="text">
      <style:text-properties style:font-name="Calibri1" fo:language="es" fo:country="ES" style:font-name-asian="Calibri2" style:font-name-complex="Calibri2"/>
    </style:style>
    <style:style style:name="T8" style:family="text">
      <style:text-properties style:font-name="Calibri1" fo:language="es" fo:country="ES" fo:font-weight="bold" style:font-name-asian="Calibri2" style:font-weight-asian="bold" style:font-name-complex="Calibri2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 loext:marker-style-name="T1"><text:span text:style-name="T1">Informe del Proyecto</text:span><text:span text:style-name="T1"/></text:p>
      <text:p text:style-name="Title" loext:marker-style-name="T1"><text:span text:style-name="T1">Curso: Diseño de Interfaces Usuarias</text:span><text:span text:style-name="T1"/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1"><text:span text:style-name="T1">Proyecto</text:span><text:span text:style-name="T1"/></text:p>
          </table:table-cell>
          <table:table-cell table:style-name="Table1.A1" office:value-type="string">
            <text:p text:style-name="P3">Biblioteca USM</text:p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Integrantes</text:span><text:span text:style-name="T1"/></text:p>
          </table:table-cell>
          <table:table-cell table:style-name="Table1.A1" office:value-type="string">
            <text:p text:style-name="P3">Yu-Ruey Chang</text:p>
            <text:p text:style-name="P3">Benjamín Leiton</text:p>
            <text:p text:style-name="P3">Mariano Varas Ramos</text:p>
          </table:table-cell>
        </table:table-row>
      </table:table>
      <text:p text:style-name="Standard"><text:s/><text:line-break/></text:p>
      <text:p text:style-name="Standard"/>
      <text:h text:style-name="P4" text:outline-level="1">Descripción </text:h>
      <text:p text:style-name="Standard"/>
      <text:p text:style-name="Standard">Proveer descripción que permita apreciar su aporte a la definición del problema original </text:p>
      <text:p text:style-name="Standard"/>
      <text:h text:style-name="Heading_20_1" text:outline-level="1">Personas </text:h>
      <text:p text:style-name="Standard"/>
      <text:p text:style-name="Standard">Insertar las tablas con las Personas descubiertas en el proyecto, asegurando que tengan las características inolvidables (conocimiento computacional y del dominio, experiencia con el sistema actual o con los sistemas similares). La separación de Personas por su experiencia con el sistema actual no es correcta. </text:p>
      <text:p text:style-name="Standard">Los comportamientos y las metas deben estar relacionados con el problema a resolver </text:p>
      <text:p text:style-name="Standard"/>
      <text:h text:style-name="Heading_20_1" text:outline-level="1">Hipótesis </text:h>
      <text:p text:style-name="Standard"><text:span text:style-name="T2">Agregar unas 3-4 hipótesis más importantes, que serán relacionadas con las tareas que serán evaluadas en los tests.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 loext:marker-style-name="T3"><text:span text:style-name="T4">Lograremos …</text:span><text:span text:style-name="T4"/></text:p>
          </table:table-cell>
          <table:table-cell table:style-name="Table2.A1" office:value-type="string">
            <text:p text:style-name="Standard" loext:marker-style-name="T3"><text:span text:style-name="T4">… si este usuario …</text:span><text:span text:style-name="T4"/></text:p>
          </table:table-cell>
          <table:table-cell table:style-name="Table2.A1" office:value-type="string">
            <text:p text:style-name="Standard" loext:marker-style-name="T3"><text:span text:style-name="T4">… puede lograr …</text:span><text:span text:style-name="T4"/></text:p>
          </table:table-cell>
          <table:table-cell table:style-name="Table2.A1" office:value-type="string">
            <text:p text:style-name="Standard" loext:marker-style-name="T3"><text:span text:style-name="T4">… con esta función</text:span><text:span text:style-name="T4"/></text:p>
          </table:table-cell>
        </table:table-row>
        <table:table-row table:style-name="Table2.2">
          <table:table-cell table:style-name="Table2.A2" office:value-type="string">
            <text:p text:style-name="Standard" loext:marker-style-name="T3"><text:span text:style-name="T3">[meta de negocio]</text:span><text:span text:style-name="T3"/></text:p>
          </table:table-cell>
          <table:table-cell table:style-name="Table2.A2" office:value-type="string">
            <text:p text:style-name="Standard" loext:marker-style-name="T3"><text:span text:style-name="T3">[Persona]</text:span><text:span text:style-name="T3"/></text:p>
          </table:table-cell>
          <table:table-cell table:style-name="Table2.A2" office:value-type="string">
            <text:p text:style-name="Standard" loext:marker-style-name="T3"><text:span text:style-name="T3">[meta de usuario]</text:span><text:span text:style-name="T3"/></text:p>
          </table:table-cell>
          <table:table-cell table:style-name="Table2.A2" office:value-type="string">
            <text:p text:style-name="Standard" loext:marker-style-name="T3"><text:span text:style-name="T3">[función]</text:span><text:span text:style-name="T3"/></text:p>
          </table:table-cell>
        </table:table-row>
      </table:table>
      <text:p text:style-name="Standard"/>
      <text:h text:style-name="Heading_20_2" text:outline-level="2">Definición</text:h>
      <text:p text:style-name="Standard">Hipótesis por comprobar (2-3)</text:p>
      <text:p text:style-name="Standard">Demografía de los participantes en el test (mínimo 3), Persona, número, características demográficas </text:p>
      <text:p text:style-name="Standard">Descripción de tareas a realizar</text:p>
      <text:p text:style-name="Standard"/>
      <text:h text:style-name="Heading_20_2" text:outline-level="2">Prototipo </text:h>
      <text:p text:style-name="Standard"/>
      <text:p text:style-name="Standard"><text:span text:style-name="T2">Screenshots de la interfaz relacionadas con las tareas a realizar </text:span></text:p>
      <text:p text:style-name="Standard">Para el segundo informe, hay que destacar en el texto los cambios provocados por los resultados del primer experimento</text:p>
      <text:p text:style-name="Standard"/>
      <text:h text:style-name="Heading_20_2" text:outline-level="2">Resultados</text:h>
      <text:p text:style-name="Standard">Analizar los resultados del test respecto al tiempo empleado, grado de esfuerzo, errores <text:s/></text:p>
      <text:p text:style-name="Standard">Conclusiones respecto a los cambios necesarios en la interfaz </text:p>
      <text:p text:style-name="Standard"/>
      <text:h text:style-name="Heading_20_1" text:outline-level="1"><text:soft-page-break/>URL de videos </text:h>
      <text:p text:style-name="Standard"><text:s/>La ausencia de URL de los videos o sin los permisos para revisarlos se penaliza con 50 puntos. </text:p>
      <text:p text:style-name="Standard"/>
      <text:h text:style-name="Heading_20_1" text:outline-level="1">Conclusiones </text:h>
      <text:p text:style-name="Standard">Respecto a la interfaz y a los experimentos <text:line-break/>Relevancia para su vida profesional </text:p>
      <text:p text:style-name="Standard"/>
      <text:p text:style-name="Standard"/>
      <text:h text:style-name="Heading_20_1" text:outline-level="1">Rúbrica de corrección (eliminar antes de entregar)</text:h>
      <text:p text:style-name="Standard"/>
      <text:p text:style-name="Standard">Se evaluará la completitud y claridad con la siguiente distribución de puntaje: </text:p>
      <text:p text:style-name="Standard"/>
      <text:p text:style-name="Standard">Descripción, Personas, Hipótesis: 40 puntos</text:p>
      <text:p text:style-name="Standard">Experimento: 50 puntos </text:p>
      <text:list text:style-name="WWNum4">
        <text:list-item>
          <text:p text:style-name="P5">Definición: 10 puntos </text:p>
        </text:list-item>
        <text:list-item>
          <text:p text:style-name="P5">Prototipo: 20 puntos</text:p>
        </text:list-item>
        <text:list-item>
          <text:p text:style-name="P5">Resultados: 20 puntos</text:p>
        </text:list-item>
      </text:list>
      <text:p text:style-name="Standard">Conclusiones: 10 puntos </text:p>
      <text:p text:style-name="Standard"/>
      <text:p text:style-name="Standard">La ausencia de URL de los videos o sin los permisos para revisarlos se penaliza con 50 puntos. </text:p>
      <text:p text:style-name="Standard"/>
      <text:p text:style-name="Standard"/>
      <text:p text:style-name="P6" loext:marker-style-name="T5"/>
      <text:h text:style-name="P7" text:outline-level="3" loext:marker-style-name="T2"><text:span text:style-name="T6">Sugerencias de herramientas para su proyecto</text:span><text:span text:style-name="T6"/></text:h>
      <text:p text:style-name="P8"><text:span text:style-name="T7">A continuación, encontrarán algunas herramientas que pueden resultar útiles en las distintas etapas de su trabajo:</text:span></text:p>
      <text:p text:style-name="P8"><text:span text:style-name="T8">1. Creación de prototipos</text:span></text:p>
      <text:list text:style-name="WWNum3">
        <text:list-item>
          <text:p text:style-name="P9" loext:marker-style-name="T7"><text:span text:style-name="T7">Plataformas como </text:span><text:span text:style-name="T8">Lovable</text:span><text:span text:style-name="T7"> (</text:span><text:a xlink:type="simple" xlink:href="https://lovable.dev/" text:style-name="Internet_20_link" text:visited-style-name="Visited_20_Internet_20_Link"><text:span text:style-name="Internet_20_link"><text:span text:style-name="T7">https://lovable.dev/</text:span></text:span></text:a><text:span text:style-name="T7">) o </text:span><text:span text:style-name="T8">V0</text:span><text:span text:style-name="T7"> (</text:span><text:a xlink:type="simple" xlink:href="https://v0.dev/" text:style-name="Internet_20_link" text:visited-style-name="Visited_20_Internet_20_Link"><text:span text:style-name="Internet_20_link"><text:span text:style-name="T7">https://v0.dev/</text:span></text:span></text:a><text:span text:style-name="T7">) permiten generar prototipos iniciales de manera rápida usando prompts o flujos básicos.</text:span></text:p>
        </text:list-item>
        <text:list-item>
          <text:p text:style-name="P9" loext:marker-style-name="T7"><text:span text:style-name="T7">Sus planes gratuitos son suficientes para experimentar y tener una primera versión de la app.</text:span><text:span text:style-name="T7"/></text:p>
        </text:list-item>
      </text:list>
      <text:p text:style-name="P8"><text:span text:style-name="T8">2. Edición y mejora del prototipo</text:span></text:p>
      <text:list text:style-name="WWNum2">
        <text:list-item>
          <text:p text:style-name="P10" loext:marker-style-name="T7"><text:span text:style-name="T7">Una vez que tengan una base, pueden descargarla y continuar en un editor de código.</text:span><text:span text:style-name="T7"/></text:p>
        </text:list-item>
        <text:list-item>
          <text:p text:style-name="P10" loext:marker-style-name="T7"><text:span text:style-name="T7">Algunas opciones recomendadas son:</text:span><text:span text:style-name="T7"/></text:p>
          <text:list>
            <text:list-item>
              <text:p text:style-name="P10" loext:marker-style-name="T7"><text:span text:style-name="T8">Cursor</text:span><text:span text:style-name="T7"> (</text:span><text:a xlink:type="simple" xlink:href="https://cursor.com/" text:style-name="Internet_20_link" text:visited-style-name="Visited_20_Internet_20_Link"><text:span text:style-name="Internet_20_link"><text:span text:style-name="T7">https://cursor.com/</text:span></text:span></text:a><text:span text:style-name="T7">), un editor con IA integrada que facilita el desarrollo.</text:span></text:p>
            </text:list-item>
            <text:list-item>
              <text:p text:style-name="P10" loext:marker-style-name="T7"><text:span text:style-name="T8">Visual Studio Code</text:span><text:span text:style-name="T7">, muy utilizado; con el plugin </text:span><text:span text:style-name="T8">Copilot</text:span><text:span text:style-name="T7"> también incorpora asistencia de IA.</text:span></text:p>
            </text:list-item>
          </text:list>
        </text:list-item>
      </text:list>
      <text:p text:style-name="P8"><text:span text:style-name="T8">3. Publicar el proyecto en la web</text:span></text:p>
      <text:list text:style-name="WWNum1">
        <text:list-item>
          <text:p text:style-name="P11" loext:marker-style-name="T7"><text:span text:style-name="T7">Para mostrar y testear el prototipo en línea, existen opciones de deploy gratuito como:</text:span><text:span text:style-name="T7"/></text:p>
          <text:list>
            <text:list-item>
              <text:p text:style-name="P11" loext:marker-style-name="T7"><text:span text:style-name="T8">Netlify</text:span><text:span text:style-name="T7"> (</text:span><text:a xlink:type="simple" xlink:href="https://www.netlify.com/" text:style-name="Internet_20_link" text:visited-style-name="Visited_20_Internet_20_Link"><text:span text:style-name="Internet_20_link"><text:span text:style-name="T7">https://www.netlify.com/</text:span></text:span></text:a><text:span text:style-name="T7">)</text:span></text:p>
            </text:list-item>
            <text:list-item>
              <text:p text:style-name="P11" loext:marker-style-name="T7"><text:span text:style-name="T8">Railway</text:span><text:span text:style-name="T7"> (</text:span><text:a xlink:type="simple" xlink:href="https://railway.com/" text:style-name="Internet_20_link" text:visited-style-name="Visited_20_Internet_20_Link"><text:span text:style-name="Internet_20_link"><text:span text:style-name="T7">https://railway.com/</text:span></text:span></text:a><text:span text:style-name="T7">)</text:span></text:p>
            </text:list-item>
          </text:list>
        </text:list-item>
        <text:list-item>
          <text:p text:style-name="P11" loext:marker-style-name="T7"><text:span text:style-name="T7">Previamente será necesario subir el proyecto a </text:span><text:span text:style-name="T8">GitHub</text:span><text:span text:style-name="T7">, lo que además puede servirles para entrenar buenas prácticas de versionamiento y colaboración.</text:span></text:p>
        </text:list-item>
      </text:list>
      <text:p text:style-name="P8"><text:span text:style-name="T7">Estas herramientas son sugerencias pensadas para facilitar su proceso.</text:span><text:line-break/><text:span text:style-name="T7">Cada grupo puede elegir las que mejor se adapten a sus necesidades y al modo en que trabajan.</text:span></text:p>
      <text:p text:style-name="P12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style:rfc-language-tag="es-ES-u-co-trad" fo:language="es" fo:country="ES" style:letter-kerning="false" style:font-name-asian="Calibri2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style:rfc-language-tag="es-ES-u-co-trad" fo:language="es" fo:country="ES" style:letter-kerning="false" style:font-name-asian="Calibri2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Yu Gothic Light" style:font-family-asian="'Yu Gothic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Yu Gothic Light" style:font-family-asian="'Yu Gothic Light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Yu Gothic Light" style:font-family-asian="'Yu Gothic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Yu Gothic Light" style:font-family-asian="'Yu Gothic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Yu Gothic Light" style:font-family-asian="'Yu Gothic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ítulo_20_2_20_Car" style:display-name="Título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Yu Gothic Light" style:font-family-asian="'Yu Gothic Light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swiss" style:font-pitch="variable" fo:language="es" fo:country="E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margin-right="0.25in"/>
    </style:style>
    <style:style style:name="MP3" style:family="paragraph" style:parent-style-name="Footer">
      <style:paragraph-properties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as-char" svg:width="3.9307in" svg:height="0.5693in" draw:z-index="2"><draw:image xlink:href="Pictures/10000001000002370000005374727415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2"><draw:frame draw:style-name="Mfr2" draw:name="Frame2" text:anchor-type="paragraph" svg:y="0.0008in" draw:z-index="5"><draw:text-box fo:min-height="0in" fo:min-width="0.0161in"><text:p text:style-name="MP3" loext:marker-style-name="Page Number"><text:span text:style-name="Page_20_Number"><text:page-number text:select-page="current">4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ioubov Dombrovskaia</meta:initial-creator>
    <meta:editing-cycles>3</meta:editing-cycles>
    <meta:creation-date>2025-08-24T23:24:00</meta:creation-date>
    <dc:date>2025-09-27T14:07:34.173124562</dc:date>
    <meta:editing-duration>PT8M59S</meta:editing-duration>
    <meta:generator>LibreOffice/25.2.6.2$Linux_X86_64 LibreOffice_project/520$Build-2</meta:generator>
    <meta:document-statistic meta:table-count="2" meta:image-count="1" meta:object-count="0" meta:page-count="4" meta:paragraph-count="66" meta:word-count="500" meta:character-count="3268" meta:non-whitespace-character-count="2820"/>
    <meta:user-defined meta:name="AppVersion">16.0000</meta:user-defined>
    <meta:template xlink:type="simple" xlink:actuate="onRequest" xlink:title="Normal.dotm" xlink:href=""/>
  </office:meta>
</office:document-meta>
</file>